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d320"/>
    </style:style>
    <style:style style:name="ce4" style:family="table-cell" style:parent-style-name="Default">
      <style:text-properties fo:color="#c5000b" fo:font-weight="bold" style:font-weight-asian="bold" style:font-weight-complex="bold"/>
    </style:style>
  </office:automatic-styles>
  <office:body>
    <office:spreadsheet>
      <table:table table:name="Лист1" table:style-name="ta1" table:print="false"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>
            <text:p>коэффициенты для дозы</text:p>
          </table:table-cell>
          <table:table-cell table:number-columns-repeated="2"/>
          <table:table-cell office:value-type="string">
            <text:p>коэффициенты для мощности дозы</text:p>
          </table:table-cell>
          <table:table-cell/>
        </table:table-row>
        <table:table-row table:style-name="ro1">
          <table:table-cell/>
          <table:table-cell office:value-type="string">
            <text:p>k1</text:p>
          </table:table-cell>
          <table:table-cell office:value-type="float" office:value="0.005">
            <text:p>0.005</text:p>
          </table:table-cell>
          <table:table-cell/>
          <table:table-cell office:value-type="string">
            <text:p>k1</text:p>
          </table:table-cell>
          <table:table-cell office:value-type="float" office:value="0.015">
            <text:p>0.015</text:p>
          </table:table-cell>
        </table:table-row>
        <table:table-row table:style-name="ro1">
          <table:table-cell/>
          <table:table-cell office:value-type="string">
            <text:p>k2</text:p>
          </table:table-cell>
          <table:table-cell office:value-type="float" office:value="0.001">
            <text:p>0.001</text:p>
          </table:table-cell>
          <table:table-cell/>
          <table:table-cell office:value-type="string">
            <text:p>k2</text:p>
          </table:table-cell>
          <table:table-cell office:value-type="float" office:value="0.005">
            <text:p>0.005</text:p>
          </table:table-cell>
        </table:table-row>
        <table:table-row table:style-name="ro1">
          <table:table-cell table:number-columns-repeated="4"/>
          <table:table-cell office:value-type="string">
            <text:p>k3</text:p>
          </table:table-cell>
          <table:table-cell office:value-type="float" office:value="0.001">
            <text:p>0.00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Погрешность дозы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>
            <text:p>А, В и В/1</text:p>
          </table:table-cell>
          <table:table-cell table:style-name="ce2" office:value-type="string">
            <text:p>В/2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0.04">
            <text:p>0.04</text:p>
          </table:table-cell>
          <table:table-cell table:style-name="ce3" table:formula="of:=15+([.B11]*[.C5])" office:value-type="float" office:value="15.0002">
            <text:p>15.0002</text:p>
          </table:table-cell>
          <table:table-cell table:style-name="ce3" table:formula="of:=15+([.B11]*[.C6])" office:value-type="float" office:value="15.00004">
            <text:p>15.0000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80">
            <text:p>80</text:p>
          </table:table-cell>
          <table:table-cell table:style-name="ce3" table:formula="of:=15+([.B12]*[.C5])" office:value-type="float" office:value="15.4">
            <text:p>15.4</text:p>
          </table:table-cell>
          <table:table-cell table:style-name="ce3" table:formula="of:=15+([.B12]*[.C6])" office:value-type="float" office:value="15.08">
            <text:p>15.0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Погрешность мощности дозы</text:p>
          </table:table-cell>
          <table:table-cell table:number-columns-repeated="2"/>
          <table:table-cell table:style-name="ce4" office:value-type="string">
            <text:p>НО НЕ БОЛЕЕ 35%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В и В/1</text:p>
          </table:table-cell>
          <table:table-cell table:style-name="ce2" office:value-type="string">
            <text:p>В/2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0.0008">
            <text:p>0.0008</text:p>
          </table:table-cell>
          <table:table-cell table:style-name="ce3" table:formula="of:=15+([.F5]/[.B16])+[.F6]*[.B16]" office:value-type="float" office:value="33.750004">
            <text:p>33.750004</text:p>
          </table:table-cell>
          <table:table-cell table:style-name="ce3" table:formula="of:=15+([.F5]/[.C16])+[.F7]*[.C16]" office:value-type="float" office:value="15.0341944483918">
            <text:p>15.034194448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0.004">
            <text:p>0.004</text:p>
          </table:table-cell>
          <table:table-cell table:style-name="ce3" table:formula="of:=15+([.F5]/[.B17])+[.F6]*[.B17]" office:value-type="float" office:value="18.75002">
            <text:p>18.75002</text:p>
          </table:table-cell>
          <table:table-cell table:style-name="ce3" table:formula="of:=15+([.F5]/[.C17])+[.F7]*[.C17]" office:value-type="float" office:value="15.0195500191467">
            <text:p>15.019550019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4">
            <text:p>4</text:p>
          </table:table-cell>
          <table:table-cell table:style-name="ce3" table:formula="of:=15+([.F5]/[.B18])+[.F6]*[.B18]" office:value-type="float" office:value="15.02375">
            <text:p>15.02375</text:p>
          </table:table-cell>
          <table:table-cell table:style-name="ce3" table:formula="of:=15+([.F5]/[.C18])+[.F7]*[.C18]" office:value-type="float" office:value="15.0160221691696">
            <text:p>15.0160221692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80">
            <text:p>80</text:p>
          </table:table-cell>
          <table:table-cell table:style-name="ce3" table:formula="of:=15+([.F5]/[.B19])+[.F6]*[.B19]" office:value-type="float" office:value="15.4001875">
            <text:p>15.4001875</text:p>
          </table:table-cell>
          <table:table-cell table:style-name="ce3" table:formula="of:=15+([.F5]/[.C19])+[.F7]*[.C19]" office:value-type="float" office:value="15.0163742016151">
            <text:p>15.0163742016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400">
            <text:p>400</text:p>
          </table:table-cell>
          <table:table-cell table:style-name="ce3" table:formula="of:=15+([.F5]/[.B20])+[.F6]*[.B20]" office:value-type="float" office:value="17.0000375">
            <text:p>17.0000375</text:p>
          </table:table-cell>
          <table:table-cell table:style-name="ce3" table:formula="of:=15+([.F5]/[.C20])+[.F7]*[.C20]" office:value-type="float" office:value="15.0178823884948">
            <text:p>15.017882388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800">
            <text:p>800</text:p>
          </table:table-cell>
          <table:table-cell table:style-name="ce3" table:formula="of:=15+([.F5]/[.B21])+[.F6]*[.B21]" office:value-type="float" office:value="19.00001875">
            <text:p>19.00001875</text:p>
          </table:table-cell>
          <table:table-cell table:style-name="ce3" table:formula="of:=15+([.F5]/[.C21])+[.F7]*[.C21]" office:value-type="float" office:value="15.0197894916551">
            <text:p>15.0197894917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4000">
            <text:p>4000</text:p>
          </table:table-cell>
          <table:table-cell table:style-name="ce3" table:formula="of:=15+([.F5]/[.B22])+[.F6]*[.B22]" office:value-type="float" office:value="35.00000375">
            <text:p>35.00000375</text:p>
          </table:table-cell>
          <table:table-cell table:style-name="ce3" table:formula="of:=15+([.F5]/[.C22])+[.F7]*[.C22]" office:value-type="float" office:value="15.0354285751327">
            <text:p>15.035428575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8000">
            <text:p>8000</text:p>
          </table:table-cell>
          <table:table-cell table:style-name="ce3" table:formula="of:=15+([.F5]/[.B23])+[.F6]*[.B23]" office:value-type="float" office:value="55.000001875">
            <text:p>55.000001875</text:p>
          </table:table-cell>
          <table:table-cell table:style-name="ce3" table:formula="of:=15+([.F5]/[.C23])+[.F7]*[.C23]" office:value-type="float" office:value="15.0552727291384">
            <text:p>15.0552727291</text:p>
          </table:table-cell>
          <table:table-cell table:number-columns-repeated="2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7">05/17/2023</text:date>, <text:time>11:48:3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17T10:22:57.43</meta:creation-date>
    <dc:date>2023-05-17T11:48:30.55</dc:date>
    <meta:editing-duration>PT1H55S</meta:editing-duration>
    <meta:editing-cycles>7</meta:editing-cycles>
    <meta:generator>OpenOffice/4.1.6$Win32 OpenOffice.org_project/416m1$Build-9790</meta:generator>
    <meta:document-statistic meta:table-count="3" meta:cell-count="49" meta:object-count="0"/>
  </office:meta>
</office:document-meta>
</file>